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end="Arrow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SMAHead" draw:style-name="dp1" draw:master-page-name="Default">
        <draw:custom-shape draw:style-name="gr1" draw:text-style-name="P1" draw:id="id1" draw:layer="layout" svg:width="7cm" svg:height="1cm" svg:x="2.5cm" svg:y="2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7cm" svg:height="1.5cm" svg:x="2.5cm" svg:y="6.5cm">
          <text:p text:style-name="P1"><text:span text:style-name="T1">Send beac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" draw:layer="layout" svg:width="7cm" svg:height="1cm" svg:x="2.5cm" svg:y="4cm">
          <text:p text:style-name="P1"><text:span text:style-name="T1">Increase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7cm" svg:height="1cm" svg:x="2.5cm" svg:y="12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7cm" svg:height="1cm" svg:x="2.5cm" svg:y="9cm">
          <text:p text:style-name="P1"><text:span text:style-name="T1">Send out beacon with ti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3cm" svg:x2="6cm" svg:y2="4cm" draw:start-shape="id1" draw:start-glue-point="2" draw:end-shape="id2" draw:end-glue-point="0" svg:d="m6000 3000v1000">
          <text:p/>
        </draw:connector>
        <draw:connector draw:style-name="gr2" draw:text-style-name="P2" draw:layer="layout" svg:x1="6cm" svg:y1="5cm" svg:x2="6cm" svg:y2="6.5cm" draw:end-shape="id3" draw:end-glue-point="4" svg:d="m6000 5000v1500">
          <text:p/>
        </draw:connector>
        <draw:connector draw:style-name="gr3" draw:text-style-name="P1" draw:layer="layout" svg:x1="6cm" svg:y1="8cm" svg:x2="6cm" svg:y2="9cm" svg:d="m6000 8000v1000">
          <text:p text:style-name="P1"><text:span text:style-name="T1"><text:s text:c="9"/></text:span><text:span text:style-name="T1">Yes</text:span></text:p>
        </draw:connector>
        <draw:connector draw:style-name="gr2" draw:text-style-name="P2" draw:layer="layout" svg:x1="6cm" svg:y1="10cm" svg:x2="6cm" svg:y2="12cm" draw:start-shape="id4" draw:start-glue-point="2" svg:d="m6000 10000v2000">
          <text:p/>
        </draw:connector>
        <draw:connector draw:style-name="gr3" draw:text-style-name="P1" draw:layer="layout" svg:x1="9.5cm" svg:y1="7.25cm" svg:x2="9.5cm" svg:y2="12.5cm" draw:start-shape="id3" draw:start-glue-point="7" draw:end-shape="id5" draw:end-glue-point="1" svg:d="m9500 7250h502v5250h-502">
          <text:p text:style-name="P1"><text:span text:style-name="T1"><text:s text:c="11"/></text:span><text:span text:style-name="T1">No</text:span></text:p>
        </draw:connector>
        <draw:custom-shape draw:style-name="gr1" draw:text-style-name="P1" draw:id="id6" draw:layer="layout" svg:width="7cm" svg:height="1cm" svg:x="10.5cm" svg:y="2cm">
          <text:p text:style-name="P1"><text:span text:style-name="T1">Packe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7cm" svg:height="1.5cm" svg:x="10.502cm" svg:y="8.5cm">
          <text:p text:style-name="P1"><text:span text:style-name="T1">Wrong sampling perio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8" draw:layer="layout" svg:width="4cm" svg:height="1cm" svg:x="12.002cm" svg:y="12.5cm">
          <text:p text:style-name="P1"><text:span text:style-name="T1">Correctly 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cm" svg:y1="3cm" svg:x2="14cm" svg:y2="4cm" draw:start-shape="id6" draw:start-glue-point="2" svg:d="m14000 3000v1000">
          <text:p/>
        </draw:connector>
        <draw:connector draw:style-name="gr3" draw:text-style-name="P1" draw:layer="layout" svg:x1="14.002cm" svg:y1="10cm" svg:x2="14.002cm" svg:y2="12.5cm" draw:start-shape="id7" draw:start-glue-point="6" draw:end-shape="id8" draw:end-glue-point="0" svg:d="m14002 10000v2500">
          <text:p text:style-name="P1"><text:span text:style-name="T1"><text:s text:c="9"/></text:span><text:span text:style-name="T1">No</text:span></text:p>
        </draw:connector>
        <draw:connector draw:style-name="gr3" draw:text-style-name="P1" draw:layer="layout" svg:x1="17.502cm" svg:y1="9.25cm" svg:x2="18.252cm" svg:y2="12.5cm" draw:start-shape="id7" draw:start-glue-point="7" draw:end-shape="id9" draw:end-glue-point="0" svg:d="m17502 9250h750v3250">
          <text:p text:style-name="P1"><text:span text:style-name="T1"><text:s text:c="11"/></text:span><text:span text:style-name="T1">Yes</text:span></text:p>
        </draw:connector>
        <draw:custom-shape draw:style-name="gr1" draw:text-style-name="P1" draw:id="id10" draw:layer="layout" svg:width="7cm" svg:height="1.5cm" svg:x="10.502cm" svg:y="4cm">
          <text:p text:style-name="P1"><text:span text:style-name="T1">Erro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002cm" svg:y1="5.5cm" svg:x2="14.002cm" svg:y2="6.5cm" draw:start-shape="id10" draw:start-glue-point="6" draw:end-shape="id11" svg:d="m14002 5500v1000">
          <text:p text:style-name="P1"><text:span text:style-name="T1"><text:s text:c="9"/></text:span><text:span text:style-name="T1">No</text:span></text:p>
        </draw:connector>
        <draw:custom-shape draw:style-name="gr1" draw:text-style-name="P1" draw:id="id9" draw:layer="layout" svg:width="2.5cm" svg:height="1cm" svg:x="17.002cm" svg:y="12.5cm">
          <text:p text:style-name="P1"><text:span text:style-name="T1">O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7cm" svg:height="1cm" svg:x="10.502cm" svg:y="6.5cm">
          <text:p text:style-name="P1"><text:span text:style-name="T1">Send 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4.002cm" svg:y1="7.5cm" svg:x2="14.002cm" svg:y2="8.5cm" draw:start-shape="id11" draw:start-glue-point="2" draw:end-shape="id7" draw:end-glue-point="4" svg:d="m14002 7500v1000">
          <text:p/>
        </draw:connector>
      </draw:page>
      <draw:page draw:name="CSMANode" draw:style-name="dp1" draw:master-page-name="Default">
        <draw:custom-shape draw:style-name="gr1" draw:text-style-name="P1" draw:id="id12" draw:layer="layout" svg:width="7cm" svg:height="1cm" svg:x="2.5cm" svg:y="2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7cm" svg:height="1.5cm" svg:x="2.5cm" svg:y="8cm">
          <text:p text:style-name="P1"><text:span text:style-name="T1">Data TX ok &amp; ACK rx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13" draw:layer="layout" svg:width="7cm" svg:height="1cm" svg:x="2.5cm" svg:y="4cm">
          <text:p text:style-name="P1"><text:span text:style-name="T1">Increase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6" draw:layer="layout" svg:width="7cm" svg:height="1cm" svg:x="2.5cm" svg:y="13.5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4" draw:layer="layout" svg:width="7cm" svg:height="1cm" svg:x="2.5cm" svg:y="10.5cm">
          <text:p text:style-name="P1">Increase sample id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3cm" svg:x2="6cm" svg:y2="4cm" draw:start-shape="id12" draw:start-glue-point="2" draw:end-shape="id13" draw:end-glue-point="0" svg:d="m6000 3000v1000">
          <text:p/>
        </draw:connector>
        <draw:connector draw:style-name="gr3" draw:text-style-name="P1" draw:layer="layout" svg:x1="6cm" svg:y1="9.5cm" svg:x2="6cm" svg:y2="10.5cm" svg:d="m6000 9500v1000">
          <text:p text:style-name="P1"><text:span text:style-name="T1"><text:s text:c="9"/></text:span><text:span text:style-name="T1">Yes</text:span></text:p>
        </draw:connector>
        <draw:connector draw:style-name="gr2" draw:text-style-name="P2" draw:layer="layout" svg:x1="6cm" svg:y1="11.5cm" svg:x2="6cm" svg:y2="13.5cm" draw:start-shape="id14" draw:start-glue-point="2" svg:d="m6000 11500v2000">
          <text:p/>
        </draw:connector>
        <draw:connector draw:style-name="gr3" draw:text-style-name="P1" draw:layer="layout" svg:x1="9.5cm" svg:y1="8.75cm" svg:x2="9.5cm" svg:y2="14cm" draw:start-shape="id15" draw:start-glue-point="7" draw:end-shape="id16" draw:end-glue-point="1" svg:d="m9500 8750h502v5250h-502">
          <text:p text:style-name="P1"><text:span text:style-name="T1"><text:s text:c="11"/></text:span><text:span text:style-name="T1">No</text:span></text:p>
        </draw:connector>
        <draw:custom-shape draw:style-name="gr1" draw:text-style-name="P1" draw:id="id17" draw:layer="layout" svg:width="7cm" svg:height="1cm" svg:x="11.998cm" svg:y="2cm">
          <text:p text:style-name="P1"><text:span text:style-name="T1">Packet receiv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7cm" svg:height="1cm" svg:x="12cm" svg:y="6.5cm">
          <text:p text:style-name="P1"><text:span text:style-name="T1">Adjust local sampling period vari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5.498cm" svg:y1="3cm" svg:x2="15.498cm" svg:y2="4cm" draw:start-shape="id17" draw:start-glue-point="2" svg:d="m15498 3000v1000">
          <text:p/>
        </draw:connector>
        <draw:custom-shape draw:style-name="gr1" draw:text-style-name="P1" draw:layer="layout" svg:width="7cm" svg:height="1.5cm" svg:x="12cm" svg:y="4cm">
          <text:p text:style-name="P1"><text:span text:style-name="T1">Error or !beac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5.5cm" svg:y1="5.5cm" svg:x2="15.5cm" svg:y2="6.5cm" draw:end-shape="id18" draw:end-glue-point="0" svg:d="m15500 5500v1000">
          <text:p text:style-name="P1"><text:span text:style-name="T1"><text:s text:c="9"/></text:span><text:span text:style-name="T1">No</text:span></text:p>
        </draw:connector>
        <draw:custom-shape draw:style-name="gr1" draw:text-style-name="P1" draw:id="id20" draw:layer="layout" svg:width="7cm" svg:height="1cm" svg:x="12cm" svg:y="8.5cm">
          <text:p text:style-name="P1"><text:span text:style-name="T1">Set local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5.5cm" svg:y1="7.5cm" svg:x2="15.5cm" svg:y2="8.5cm" draw:start-shape="id18" draw:start-glue-point="2" svg:d="m15500 7500v1000">
          <text:p/>
        </draw:connector>
        <draw:custom-shape draw:style-name="gr1" draw:text-style-name="P1" draw:id="id19" draw:layer="layout" svg:width="7cm" svg:height="1cm" svg:x="2.5cm" svg:y="6cm">
          <text:p text:style-name="P1"><text:span text:style-name="T1">Transmit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5cm" svg:x2="6cm" svg:y2="6cm" draw:start-shape="id13" draw:start-glue-point="2" svg:d="m6000 5000v1000">
          <text:p/>
        </draw:connector>
        <draw:connector draw:style-name="gr2" draw:text-style-name="P2" draw:layer="layout" svg:x1="6cm" svg:y1="7cm" svg:x2="6cm" svg:y2="8cm" draw:start-shape="id19" draw:start-glue-point="2" draw:end-shape="id15" draw:end-glue-point="4" svg:d="m6000 7000v1000">
          <text:p/>
        </draw:connector>
        <draw:connector draw:style-name="gr2" draw:text-style-name="P2" draw:layer="layout" svg:x1="12cm" svg:y1="9cm" svg:x2="9.5cm" svg:y2="6.5cm" draw:start-shape="id20" draw:end-shape="id19" draw:end-glue-point="1" svg:d="m12000 9000h-1249v-2500h-1251">
          <text:p/>
        </draw:connector>
      </draw:page>
      <draw:page draw:name="page3" draw:style-name="dp1" draw:master-page-name="Default">
        <draw:custom-shape draw:style-name="gr1" draw:text-style-name="P1" draw:layer="layout" svg:width="7cm" svg:height="1cm" svg:x="2.5cm" svg:y="1.5cm">
          <text:p text:style-name="P1"><text:span text:style-name="T1">Sampling timer expire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25" draw:layer="layout" svg:width="7cm" svg:height="1.5cm" svg:x="2.5cm" svg:y="17cm">
          <text:p text:style-name="P1"><text:span text:style-name="T1">Data RX 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2" draw:layer="layout" svg:width="7cm" svg:height="1cm" svg:x="2.5cm" svg:y="10cm">
          <text:p text:style-name="P1"><text:span text:style-name="T1">Request data from nod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3" draw:layer="layout" svg:width="7cm" svg:height="1cm" svg:x="2.5cm" svg:y="19.5cm">
          <text:p text:style-name="P1"><text:span text:style-name="T1">Send 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.002cm" svg:y1="9cm" svg:x2="6cm" svg:y2="10cm" draw:start-shape="id21" draw:start-glue-point="2" draw:end-shape="id22" draw:end-glue-point="0" svg:d="m6002 9000v501h-2v499">
          <text:p/>
        </draw:connector>
        <draw:connector draw:style-name="gr3" draw:text-style-name="P1" draw:layer="layout" svg:x1="6cm" svg:y1="18.5cm" svg:x2="6cm" svg:y2="19.5cm" draw:end-shape="id23" draw:end-glue-point="0" svg:d="m6000 18500v1000">
          <text:p text:style-name="P1"><text:span text:style-name="T1"><text:s text:c="9"/></text:span><text:span text:style-name="T1">Yes</text:span></text:p>
        </draw:connector>
        <draw:custom-shape draw:style-name="gr1" draw:text-style-name="P1" draw:id="id27" draw:layer="layout" svg:width="7cm" svg:height="1cm" svg:x="11cm" svg:y="19.5cm">
          <text:p text:style-name="P1"><text:span text:style-name="T1">Timeout timer fir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1cm" svg:x="2.5cm" svg:y="12cm">
          <text:p text:style-name="P1"><text:span text:style-name="T1">Set timeout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11cm" svg:x2="6cm" svg:y2="12cm" draw:start-shape="id22" draw:start-glue-point="2" svg:d="m6000 11000v1000">
          <text:p/>
        </draw:connector>
        <draw:custom-shape draw:style-name="gr1" draw:text-style-name="P1" draw:id="id21" draw:layer="layout" svg:width="7cm" svg:height="1cm" svg:x="2.502cm" svg:y="8cm">
          <text:p text:style-name="P1"><text:span text:style-name="T1">Determine next node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2.5cm" svg:x2="6cm" svg:y2="3.5cm" svg:d="m6000 2500v1000">
          <text:p/>
        </draw:connector>
        <draw:custom-shape draw:style-name="gr1" draw:text-style-name="P1" draw:layer="layout" svg:width="7cm" svg:height="1cm" svg:x="2.5cm" svg:y="3.5cm">
          <text:p text:style-name="P1"><text:span text:style-name="T1">Set next sampling ti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4.5cm" svg:x2="6cm" svg:y2="5.5cm" svg:d="m6000 4500v1000">
          <text:p/>
        </draw:connector>
        <draw:custom-shape draw:style-name="gr1" draw:text-style-name="P1" draw:id="id24" draw:layer="layout" svg:width="7cm" svg:height="1.5cm" svg:x="11cm" svg:y="12cm">
          <text:p text:style-name="P1"><text:span text:style-name="T1">Reached max retri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14.5cm" svg:y1="12cm" svg:x2="9.5cm" svg:y2="10.5cm" draw:start-shape="id24" draw:start-glue-point="4" draw:end-shape="id22" draw:end-glue-point="1" svg:d="m14500 12000v-1500h-5000">
          <text:p text:style-name="P1"><text:span text:style-name="T1"><text:s text:c="51"/></text:span><text:span text:style-name="T1">No</text:span></text:p>
        </draw:connector>
        <draw:connector draw:style-name="gr3" draw:text-style-name="P1" draw:layer="layout" svg:x1="9.5cm" svg:y1="17.75cm" svg:x2="14.5cm" svg:y2="13.5cm" draw:start-shape="id25" draw:start-glue-point="7" draw:end-shape="id24" draw:end-glue-point="6" svg:d="m9500 17750h5000v-4250">
          <text:p text:style-name="P1"><text:span text:style-name="T1"><text:s text:c="20"/></text:span></text:p>
        </draw:connector>
        <draw:connector draw:style-name="gr4" draw:text-style-name="P1" draw:layer="layout" svg:x1="18cm" svg:y1="12.75cm" svg:x2="9.5cm" svg:y2="6.25cm" draw:start-shape="id24" draw:start-glue-point="7" svg:d="m18000 12750h502v-6500h-9002">
          <text:p text:style-name="P1"><text:span text:style-name="T1"><text:s text:c="87"/></text:span><text:span text:style-name="T1">Yes</text:span></text:p>
        </draw:connector>
        <draw:custom-shape draw:style-name="gr1" draw:text-style-name="P1" draw:id="id26" draw:layer="layout" svg:width="7cm" svg:height="1.5cm" svg:x="2.5cm" svg:y="5.5cm">
          <text:p text:style-name="P1"><text:span text:style-name="T1">Enough time left &amp; ! last no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6cm" svg:y1="7cm" svg:x2="6.002cm" svg:y2="8cm" draw:start-shape="id26" draw:start-glue-point="6" draw:end-shape="id21" draw:end-glue-point="0" svg:d="m6000 7000v501h2v499">
          <text:p text:style-name="P1"><text:span text:style-name="T1"><text:s text:c="8"/></text:span><text:span text:style-name="T1">Yes</text:span></text:p>
        </draw:connector>
        <draw:connector draw:style-name="gr5" draw:text-style-name="P2" draw:layer="layout" svg:x1="14.5cm" svg:y1="19.5cm" svg:x2="14.5cm" svg:y2="13.5cm" draw:start-shape="id27" draw:start-glue-point="0" draw:end-shape="id24" draw:end-glue-point="6" svg:d="m14500 19500v-6000">
          <text:p/>
        </draw:connector>
        <draw:connector draw:style-name="gr5" draw:text-style-name="P2" draw:layer="layout" svg:x1="6cm" svg:y1="20.5cm" svg:x2="6cm" svg:y2="21.5cm" draw:start-shape="id23" draw:start-glue-point="2" svg:d="m6000 20500v1000">
          <text:p/>
        </draw:connector>
        <draw:custom-shape draw:style-name="gr1" draw:text-style-name="P1" draw:id="id28" draw:layer="layout" svg:width="7cm" svg:height="1.5cm" svg:x="2.5cm" svg:y="21.5cm">
          <text:p text:style-name="P1"><text:span text:style-name="T1">Data is from node 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9" draw:layer="layout" svg:width="4cm" svg:height="1cm" svg:x="4cm" svg:y="24cm">
          <text:p text:style-name="P1"><text:span text:style-name="T1">Correctly rx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2.5cm" svg:height="1cm" svg:x="9cm" svg:y="24cm">
          <text:p text:style-name="P1"><text:span text:style-name="T1">OO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cm" svg:y1="23cm" svg:x2="6cm" svg:y2="24cm" draw:start-shape="id28" draw:start-glue-point="6" draw:end-shape="id29" draw:end-glue-point="0" svg:d="m6000 23000v1000">
          <text:p text:style-name="P1"><text:span text:style-name="T1"><text:s text:c="9"/></text:span><text:span text:style-name="T1">Yes</text:span></text:p>
        </draw:connector>
        <draw:connector draw:style-name="gr4" draw:text-style-name="P2" draw:layer="layout" svg:x1="9.5cm" svg:y1="22.25cm" svg:x2="10.25cm" svg:y2="24cm" draw:start-shape="id28" draw:start-glue-point="7" draw:end-shape="id30" draw:end-glue-point="0" svg:d="m9500 22250h750v1750">
          <text:p text:style-name="P2"><text:s text:c="11"/><text:span text:style-name="T1">No</text:span></text:p>
        </draw:connector>
        <draw:custom-shape draw:style-name="gr1" draw:text-style-name="P1" draw:id="id31" draw:layer="layout" svg:width="7cm" svg:height="1cm" svg:x="2.5cm" svg:y="15cm">
          <text:p text:style-name="P1"><text:span text:style-name="T1">Data received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6cm" svg:y1="16cm" svg:x2="6cm" svg:y2="17cm" draw:start-shape="id31" draw:start-glue-point="2" draw:end-shape="id25" draw:end-glue-point="4" svg:d="m6000 16000v1000">
          <text:p/>
        </draw:connector>
        <draw:frame draw:style-name="gr6" draw:text-style-name="P3" draw:layer="layout" svg:width="1.5cm" svg:height="0.75cm" svg:x="9.5cm" svg:y="17cm">
          <draw:text-box>
            <text:p text:style-name="P3"><text:span text:style-name="T1">No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Hornung</meta:initial-creator>
    <meta:creation-date>2010-07-27T10:40:53.75</meta:creation-date>
    <dc:date>2010-07-27T12:17:25.56</dc:date>
    <dc:creator>Alex Hornung</dc:creator>
    <meta:editing-duration>PT01H08M47S</meta:editing-duration>
    <meta:editing-cycles>29</meta:editing-cycles>
    <meta:generator>OpenOffice.org/3.2$Win32 OpenOffice.org_project/320m18$Build-9502</meta:generator>
    <meta:document-statistic meta:object-count="70"/>
  </office:meta>
</office:document-meta>
</file>